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2.90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Algorithm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Error Rate</text:p>
          </table:table-cell>
          <table:table-cell table:style-name="Default" office:value-type="string" calcext:value-type="string">
            <text:p>Best Error Rate(Described in .names)</text:p>
          </table:table-cell>
          <table:table-cell table:style-name="Default" office:value-type="string" calcext:value-type="string">
            <text:p>Memo</text:p>
          </table:table-cell>
        </table:table-row>
        <table:table-row table:style-name="ro1">
          <table:table-cell office:value-type="string" calcext:value-type="string">
            <text:p>KNN K=1</text:p>
          </table:table-cell>
          <table:table-cell office:value-type="float" office:value="79.2028" calcext:value-type="float">
            <text:p>79.2028</text:p>
          </table:table-cell>
          <table:table-cell office:value-type="float" office:value="20.7972" calcext:value-type="float">
            <text:p>20.7972</text:p>
          </table:table-cell>
          <table:table-cell office:value-type="float" office:value="21.42" calcext:value-type="float">
            <text:p>21.42</text:p>
          </table:table-cell>
          <table:table-cell/>
        </table:table-row>
        <table:table-row table:style-name="ro1">
          <table:table-cell office:value-type="string" calcext:value-type="string">
            <text:p>KNN K=3</text:p>
          </table:table-cell>
          <table:table-cell office:value-type="float" office:value="81.6965" calcext:value-type="float">
            <text:p>81.6965</text:p>
          </table:table-cell>
          <table:table-cell office:value-type="float" office:value="18.3035" calcext:value-type="float">
            <text:p>18.3035</text:p>
          </table:table-cell>
          <table:table-cell office:value-type="float" office:value="20.35" calcext:value-type="float">
            <text:p>20.35</text:p>
          </table:table-cell>
          <table:table-cell/>
        </table:table-row>
        <table:table-row table:style-name="ro1">
          <table:table-cell office:value-type="string" calcext:value-type="string">
            <text:p>J48(C4.5 DT)</text:p>
          </table:table-cell>
          <table:table-cell office:value-type="float" office:value="85.8485" calcext:value-type="float">
            <text:p>85.8485</text:p>
          </table:table-cell>
          <table:table-cell office:value-type="float" office:value="14.1515" calcext:value-type="float">
            <text:p>14.1515</text:p>
          </table:table-cell>
          <table:table-cell office:value-type="string" calcext:value-type="string">
            <text:p>15.54 / 14.46</text:p>
          </table:table-cell>
          <table:table-cell/>
        </table:table-row>
        <table:table-row table:style-name="ro1">
          <table:table-cell office:value-type="string" calcext:value-type="string">
            <text:p>ID3 (DT we learned)</text:p>
          </table:table-cell>
          <table:table-cell office:value-type="string" calcext:value-type="string">
            <text:p>Cannot run with numeric attribute value</text:p>
          </table:table-cell>
          <table:table-cell table:number-columns-repeated="2"/>
          <table:table-cell office:value-type="string" calcext:value-type="string">
            <text:p>Need to fix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84.7859" calcext:value-type="float">
            <text:p>84.7859</text:p>
          </table:table-cell>
          <table:table-cell office:value-type="float" office:value="15.2141" calcext:value-type="float">
            <text:p>15.2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</text:p>
          </table:table-cell>
          <table:table-cell office:value-type="float" office:value="85.1422" calcext:value-type="float">
            <text:p>85.1422</text:p>
          </table:table-cell>
          <table:table-cell office:value-type="float" office:value="14.8578" calcext:value-type="float">
            <text:p>14.8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float" office:value="83.1276" calcext:value-type="float">
            <text:p>83.1276</text:p>
          </table:table-cell>
          <table:table-cell office:value-type="float" office:value="16.8724" calcext:value-type="float">
            <text:p>16.8724</text:p>
          </table:table-cell>
          <table:table-cell office:value-type="float" office:value="16.12" calcext:value-type="float">
            <text:p>16.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2:18:56.405013686</meta:creation-date>
    <dc:date>2015-03-23T12:32:36.358575920</dc:date>
    <meta:editing-duration>P0D</meta:editing-duration>
    <meta:editing-cycles>1</meta:editing-cycles>
    <meta:document-statistic meta:table-count="1" meta:cell-count="30" meta:object-count="0"/>
    <meta:generator>LibreOffice/4.2.7.2$Linux_X86_64 LibreOffice_project/420m0$Build-2</meta:generator>
  </office:meta>
</office:document-meta>
</file>